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3.979cm"/>
    </style:style>
    <style:style style:name="co6" style:family="table-column">
      <style:table-column-properties fo:break-before="auto" style:column-width="3.78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Φύλλο2" table:style-name="ta1">
        <table:table-column table:style-name="co2" table:number-columns-repeated="16384" table:default-cell-style-name="Default"/>
        <table:table-row table:style-name="ro2">
          <table:table-cell table:style-name="ce12" office:value-type="string" calcext:value-type="string">
            <text:p>2004_1</text:p>
          </table:table-cell>
          <table:table-cell table:style-name="ce12" office:value-type="string" calcext:value-type="string">
            <text:p>2004_2</text:p>
          </table:table-cell>
          <table:table-cell table:style-name="ce12" office:value-type="string" calcext:value-type="string">
            <text:p>2004_3</text:p>
          </table:table-cell>
          <table:table-cell table:style-name="ce12" office:value-type="string" calcext:value-type="string">
            <text:p>2004_4</text:p>
          </table:table-cell>
          <table:table-cell table:style-name="ce12" office:value-type="string" calcext:value-type="string">
            <text:p>2004_5</text:p>
          </table:table-cell>
          <table:table-cell table:style-name="ce12" office:value-type="string" calcext:value-type="string">
            <text:p>2004_6</text:p>
          </table:table-cell>
          <table:table-cell table:style-name="ce12" office:value-type="string" calcext:value-type="string">
            <text:p>2004_7</text:p>
          </table:table-cell>
          <table:table-cell table:style-name="ce12" office:value-type="string" calcext:value-type="string">
            <text:p>2004_8</text:p>
          </table:table-cell>
          <table:table-cell table:style-name="ce12" office:value-type="string" calcext:value-type="string">
            <text:p>2004_9</text:p>
          </table:table-cell>
          <table:table-cell table:style-name="ce12" office:value-type="string" calcext:value-type="string">
            <text:p>2004_10</text:p>
          </table:table-cell>
          <table:table-cell table:style-name="ce12" table:number-columns-repeated="16374"/>
        </table:table-row>
        <table:table-row table:style-name="ro2">
          <table:table-cell office:value-type="float" office:value="73.561" calcext:value-type="float">
            <text:p>73,561</text:p>
          </table:table-cell>
          <table:table-cell office:value-type="float" office:value="49.672" calcext:value-type="float">
            <text:p>49,672</text:p>
          </table:table-cell>
          <table:table-cell office:value-type="float" office:value="59.151" calcext:value-type="float">
            <text:p>59,151</text:p>
          </table:table-cell>
          <table:table-cell office:value-type="float" office:value="80.425" calcext:value-type="float">
            <text:p>80,425</text:p>
          </table:table-cell>
          <table:table-cell office:value-type="float" office:value="64.674" calcext:value-type="float">
            <text:p>64,674</text:p>
          </table:table-cell>
          <table:table-cell office:value-type="float" office:value="58.633" calcext:value-type="float">
            <text:p>58,633</text:p>
          </table:table-cell>
          <table:table-cell office:value-type="float" office:value="72.477" calcext:value-type="float">
            <text:p>72,477</text:p>
          </table:table-cell>
          <table:table-cell office:value-type="float" office:value="57.521" calcext:value-type="float">
            <text:p>57,521</text:p>
          </table:table-cell>
          <table:table-cell office:value-type="float" office:value="62.976" calcext:value-type="float">
            <text:p>62,976</text:p>
          </table:table-cell>
          <table:table-cell office:value-type="float" office:value="53.419" calcext:value-type="float">
            <text:p>53,419</text:p>
          </table:table-cell>
          <table:table-cell table:number-columns-repeated="16374"/>
        </table:table-row>
        <table:table-row table:style-name="ro2">
          <table:table-cell office:value-type="float" office:value="72.545" calcext:value-type="float">
            <text:p>72,545</text:p>
          </table:table-cell>
          <table:table-cell office:value-type="float" office:value="49.706" calcext:value-type="float">
            <text:p>49,706</text:p>
          </table:table-cell>
          <table:table-cell office:value-type="float" office:value="58.575" calcext:value-type="float">
            <text:p>58,575</text:p>
          </table:table-cell>
          <table:table-cell office:value-type="float" office:value="80.223" calcext:value-type="float">
            <text:p>80,223</text:p>
          </table:table-cell>
          <table:table-cell office:value-type="float" office:value="64.997" calcext:value-type="float">
            <text:p>64,997</text:p>
          </table:table-cell>
          <table:table-cell office:value-type="float" office:value="59.496" calcext:value-type="float">
            <text:p>59,496</text:p>
          </table:table-cell>
          <table:table-cell office:value-type="float" office:value="71.944" calcext:value-type="float">
            <text:p>71,944</text:p>
          </table:table-cell>
          <table:table-cell office:value-type="float" office:value="57.961" calcext:value-type="float">
            <text:p>57,961</text:p>
          </table:table-cell>
          <table:table-cell office:value-type="float" office:value="62.304" calcext:value-type="float">
            <text:p>62,304</text:p>
          </table:table-cell>
          <table:table-cell office:value-type="float" office:value="53.362" calcext:value-type="float">
            <text:p>53,362</text:p>
          </table:table-cell>
          <table:table-cell table:number-columns-repeated="16374"/>
        </table:table-row>
        <table:table-row table:style-name="ro2">
          <table:table-cell office:value-type="float" office:value="73.057" calcext:value-type="float">
            <text:p>73,057</text:p>
          </table:table-cell>
          <table:table-cell office:value-type="float" office:value="49.349" calcext:value-type="float">
            <text:p>49,349</text:p>
          </table:table-cell>
          <table:table-cell office:value-type="float" office:value="59.467" calcext:value-type="float">
            <text:p>59,467</text:p>
          </table:table-cell>
          <table:table-cell office:value-type="float" office:value="80.563" calcext:value-type="float">
            <text:p>80,563</text:p>
          </table:table-cell>
          <table:table-cell office:value-type="float" office:value="64.799" calcext:value-type="float">
            <text:p>64,799</text:p>
          </table:table-cell>
          <table:table-cell office:value-type="float" office:value="59.096" calcext:value-type="float">
            <text:p>59,096</text:p>
          </table:table-cell>
          <table:table-cell office:value-type="float" office:value="71.466" calcext:value-type="float">
            <text:p>71,466</text:p>
          </table:table-cell>
          <table:table-cell office:value-type="float" office:value="57.325" calcext:value-type="float">
            <text:p>57,325</text:p>
          </table:table-cell>
          <table:table-cell office:value-type="float" office:value="63.031" calcext:value-type="float">
            <text:p>63,031</text:p>
          </table:table-cell>
          <table:table-cell office:value-type="float" office:value="53.216" calcext:value-type="float">
            <text:p>53,216</text:p>
          </table:table-cell>
          <table:table-cell table:number-columns-repeated="16374"/>
        </table:table-row>
        <table:table-row table:style-name="ro2">
          <table:table-cell office:value-type="float" office:value="77.432" calcext:value-type="float">
            <text:p>77,432</text:p>
          </table:table-cell>
          <table:table-cell office:value-type="float" office:value="49.888" calcext:value-type="float">
            <text:p>49,888</text:p>
          </table:table-cell>
          <table:table-cell office:value-type="float" office:value="57.405" calcext:value-type="float">
            <text:p>57,405</text:p>
          </table:table-cell>
          <table:table-cell office:value-type="float" office:value="80.969" calcext:value-type="float">
            <text:p>80,969</text:p>
          </table:table-cell>
          <table:table-cell office:value-type="float" office:value="65.648" calcext:value-type="float">
            <text:p>65,648</text:p>
          </table:table-cell>
          <table:table-cell office:value-type="float" office:value="58.91" calcext:value-type="float">
            <text:p>58,91</text:p>
          </table:table-cell>
          <table:table-cell office:value-type="float" office:value="72.719" calcext:value-type="float">
            <text:p>72,719</text:p>
          </table:table-cell>
          <table:table-cell office:value-type="float" office:value="57.602" calcext:value-type="float">
            <text:p>57,602</text:p>
          </table:table-cell>
          <table:table-cell office:value-type="float" office:value="63.013" calcext:value-type="float">
            <text:p>63,013</text:p>
          </table:table-cell>
          <table:table-cell office:value-type="float" office:value="53.421" calcext:value-type="float">
            <text:p>53,421</text:p>
          </table:table-cell>
          <table:table-cell table:number-columns-repeated="16374"/>
        </table:table-row>
        <table:table-row table:style-name="ro2">
          <table:table-cell office:value-type="float" office:value="72.547" calcext:value-type="float">
            <text:p>72,547</text:p>
          </table:table-cell>
          <table:table-cell office:value-type="float" office:value="48.6197" calcext:value-type="float">
            <text:p>48,6197</text:p>
          </table:table-cell>
          <table:table-cell office:value-type="float" office:value="58.189" calcext:value-type="float">
            <text:p>58,189</text:p>
          </table:table-cell>
          <table:table-cell office:value-type="float" office:value="80.468" calcext:value-type="float">
            <text:p>80,468</text:p>
          </table:table-cell>
          <table:table-cell office:value-type="float" office:value="65.278" calcext:value-type="float">
            <text:p>65,278</text:p>
          </table:table-cell>
          <table:table-cell office:value-type="float" office:value="59.3" calcext:value-type="float">
            <text:p>59,3</text:p>
          </table:table-cell>
          <table:table-cell office:value-type="float" office:value="72.933" calcext:value-type="float">
            <text:p>72,933</text:p>
          </table:table-cell>
          <table:table-cell office:value-type="float" office:value="57.947" calcext:value-type="float">
            <text:p>57,947</text:p>
          </table:table-cell>
          <table:table-cell office:value-type="float" office:value="63.814" calcext:value-type="float">
            <text:p>63,814</text:p>
          </table:table-cell>
          <table:table-cell office:value-type="float" office:value="53.767" calcext:value-type="float">
            <text:p>53,767</text:p>
          </table:table-cell>
          <table:table-cell table:number-columns-repeated="16374"/>
        </table:table-row>
        <table:table-row table:style-name="ro2">
          <table:table-cell office:value-type="float" office:value="72.599" calcext:value-type="float">
            <text:p>72,599</text:p>
          </table:table-cell>
          <table:table-cell office:value-type="float" office:value="49.211" calcext:value-type="float">
            <text:p>49,211</text:p>
          </table:table-cell>
          <table:table-cell office:value-type="float" office:value="59.424" calcext:value-type="float">
            <text:p>59,424</text:p>
          </table:table-cell>
          <table:table-cell office:value-type="float" office:value="80.9395" calcext:value-type="float">
            <text:p>80,9395</text:p>
          </table:table-cell>
          <table:table-cell office:value-type="float" office:value="65.437" calcext:value-type="float">
            <text:p>65,437</text:p>
          </table:table-cell>
          <table:table-cell office:value-type="float" office:value="58.947" calcext:value-type="float">
            <text:p>58,947</text:p>
          </table:table-cell>
          <table:table-cell office:value-type="float" office:value="72.189" calcext:value-type="float">
            <text:p>72,189</text:p>
          </table:table-cell>
          <table:table-cell office:value-type="float" office:value="58.285" calcext:value-type="float">
            <text:p>58,285</text:p>
          </table:table-cell>
          <table:table-cell office:value-type="float" office:value="63.19" calcext:value-type="float">
            <text:p>63,19</text:p>
          </table:table-cell>
          <table:table-cell office:value-type="float" office:value="53.479" calcext:value-type="float">
            <text:p>53,479</text:p>
          </table:table-cell>
          <table:table-cell table:number-columns-repeated="16374"/>
        </table:table-row>
        <table:table-row table:style-name="ro2">
          <table:table-cell office:value-type="float" office:value="72.971" calcext:value-type="float">
            <text:p>72,971</text:p>
          </table:table-cell>
          <table:table-cell office:value-type="float" office:value="49.975" calcext:value-type="float">
            <text:p>49,975</text:p>
          </table:table-cell>
          <table:table-cell office:value-type="float" office:value="58.354" calcext:value-type="float">
            <text:p>58,354</text:p>
          </table:table-cell>
          <table:table-cell office:value-type="float" office:value="80.585" calcext:value-type="float">
            <text:p>80,585</text:p>
          </table:table-cell>
          <table:table-cell office:value-type="float" office:value="65.723" calcext:value-type="float">
            <text:p>65,723</text:p>
          </table:table-cell>
          <table:table-cell office:value-type="float" office:value="57.836" calcext:value-type="float">
            <text:p>57,836</text:p>
          </table:table-cell>
          <table:table-cell office:value-type="float" office:value="71.446" calcext:value-type="float">
            <text:p>71,446</text:p>
          </table:table-cell>
          <table:table-cell office:value-type="float" office:value="56.497" calcext:value-type="float">
            <text:p>56,497</text:p>
          </table:table-cell>
          <table:table-cell office:value-type="float" office:value="63.421" calcext:value-type="float">
            <text:p>63,421</text:p>
          </table:table-cell>
          <table:table-cell office:value-type="float" office:value="53.283" calcext:value-type="float">
            <text:p>53,283</text:p>
          </table:table-cell>
          <table:table-cell table:number-columns-repeated="16374"/>
        </table:table-row>
        <table:table-row table:style-name="ro2">
          <table:table-cell office:value-type="float" office:value="73.067" calcext:value-type="float">
            <text:p>73,067</text:p>
          </table:table-cell>
          <table:table-cell office:value-type="float" office:value="49.179" calcext:value-type="float">
            <text:p>49,179</text:p>
          </table:table-cell>
          <table:table-cell office:value-type="float" office:value="59.232" calcext:value-type="float">
            <text:p>59,232</text:p>
          </table:table-cell>
          <table:table-cell office:value-type="float" office:value="81.231" calcext:value-type="float">
            <text:p>81,231</text:p>
          </table:table-cell>
          <table:table-cell office:value-type="float" office:value="65.508" calcext:value-type="float">
            <text:p>65,508</text:p>
          </table:table-cell>
          <table:table-cell office:value-type="float" office:value="59.167" calcext:value-type="float">
            <text:p>59,167</text:p>
          </table:table-cell>
          <table:table-cell office:value-type="float" office:value="72.127" calcext:value-type="float">
            <text:p>72,127</text:p>
          </table:table-cell>
          <table:table-cell office:value-type="float" office:value="56.722" calcext:value-type="float">
            <text:p>56,722</text:p>
          </table:table-cell>
          <table:table-cell office:value-type="float" office:value="62.631" calcext:value-type="float">
            <text:p>62,631</text:p>
          </table:table-cell>
          <table:table-cell office:value-type="float" office:value="53.47" calcext:value-type="float">
            <text:p>53,47</text:p>
          </table:table-cell>
          <table:table-cell table:number-columns-repeated="16374"/>
        </table:table-row>
        <table:table-row table:style-name="ro2">
          <table:table-cell office:value-type="float" office:value="72.876" calcext:value-type="float">
            <text:p>72,876</text:p>
          </table:table-cell>
          <table:table-cell office:value-type="float" office:value="49.155" calcext:value-type="float">
            <text:p>49,155</text:p>
          </table:table-cell>
          <table:table-cell office:value-type="float" office:value="59.145" calcext:value-type="float">
            <text:p>59,145</text:p>
          </table:table-cell>
          <table:table-cell office:value-type="float" office:value="80.554" calcext:value-type="float">
            <text:p>80,554</text:p>
          </table:table-cell>
          <table:table-cell office:value-type="float" office:value="65.324" calcext:value-type="float">
            <text:p>65,324</text:p>
          </table:table-cell>
          <table:table-cell office:value-type="float" office:value="59.211" calcext:value-type="float">
            <text:p>59,211</text:p>
          </table:table-cell>
          <table:table-cell office:value-type="float" office:value="71.902" calcext:value-type="float">
            <text:p>71,902</text:p>
          </table:table-cell>
          <table:table-cell office:value-type="float" office:value="56.457" calcext:value-type="float">
            <text:p>56,457</text:p>
          </table:table-cell>
          <table:table-cell office:value-type="float" office:value="62.882" calcext:value-type="float">
            <text:p>62,882</text:p>
          </table:table-cell>
          <table:table-cell office:value-type="float" office:value="52.712" calcext:value-type="float">
            <text:p>52,712</text:p>
          </table:table-cell>
          <table:table-cell table:number-columns-repeated="16374"/>
        </table:table-row>
        <table:table-row table:style-name="ro2">
          <table:table-cell office:value-type="float" office:value="72.567" calcext:value-type="float">
            <text:p>72,567</text:p>
          </table:table-cell>
          <table:table-cell office:value-type="float" office:value="49.788" calcext:value-type="float">
            <text:p>49,788</text:p>
          </table:table-cell>
          <table:table-cell office:value-type="float" office:value="58.852" calcext:value-type="float">
            <text:p>58,852</text:p>
          </table:table-cell>
          <table:table-cell office:value-type="float" office:value="81.167" calcext:value-type="float">
            <text:p>81,167</text:p>
          </table:table-cell>
          <table:table-cell office:value-type="float" office:value="64.893" calcext:value-type="float">
            <text:p>64,893</text:p>
          </table:table-cell>
          <table:table-cell office:value-type="float" office:value="58.986" calcext:value-type="float">
            <text:p>58,986</text:p>
          </table:table-cell>
          <table:table-cell office:value-type="float" office:value="73.203" calcext:value-type="float">
            <text:p>73,203</text:p>
          </table:table-cell>
          <table:table-cell office:value-type="float" office:value="59.367" calcext:value-type="float">
            <text:p>59,367</text:p>
          </table:table-cell>
          <table:table-cell office:value-type="float" office:value="63.32" calcext:value-type="float">
            <text:p>63,32</text:p>
          </table:table-cell>
          <table:table-cell office:value-type="float" office:value="53.209" calcext:value-type="float">
            <text:p>53,209</text:p>
          </table:table-cell>
          <table:table-cell table:number-columns-repeated="16374"/>
        </table:table-row>
        <table:table-row table:style-name="ro4">
          <table:table-cell table:style-name="ce13" table:formula="of:=AVERAGE([.A2:.A11])" office:value-type="float" office:value="73.3222" calcext:value-type="float">
            <text:p>73,3222</text:p>
          </table:table-cell>
          <table:table-cell table:style-name="ce13" table:formula="of:=AVERAGE([.B2:.B11])" office:value-type="float" office:value="49.45427" calcext:value-type="float">
            <text:p>49,45427</text:p>
          </table:table-cell>
          <table:table-cell table:style-name="ce13" table:formula="of:=AVERAGE([.C2:.C11])" office:value-type="float" office:value="58.7794" calcext:value-type="float">
            <text:p>58,7794</text:p>
          </table:table-cell>
          <table:table-cell table:style-name="ce13" table:formula="of:=AVERAGE([.D2:.D11])" office:value-type="float" office:value="80.71245" calcext:value-type="float">
            <text:p>80,71245</text:p>
          </table:table-cell>
          <table:table-cell table:style-name="ce13" table:formula="of:=AVERAGE([.E2:.E11])" office:value-type="float" office:value="65.2281" calcext:value-type="float">
            <text:p>65,2281</text:p>
          </table:table-cell>
          <table:table-cell table:style-name="ce13" table:formula="of:=AVERAGE([.F2:.F11])" office:value-type="float" office:value="58.9582" calcext:value-type="float">
            <text:p>58,9582</text:p>
          </table:table-cell>
          <table:table-cell table:style-name="ce13" table:formula="of:=AVERAGE([.G2:.G11])" office:value-type="float" office:value="72.2406" calcext:value-type="float">
            <text:p>72,2406</text:p>
          </table:table-cell>
          <table:table-cell table:style-name="ce13" table:formula="of:=AVERAGE([.H2:.H11])" office:value-type="float" office:value="57.5684" calcext:value-type="float">
            <text:p>57,5684</text:p>
          </table:table-cell>
          <table:table-cell table:style-name="ce13" table:formula="of:=AVERAGE([.I2:.I11])" office:value-type="float" office:value="63.0582" calcext:value-type="float">
            <text:p>63,0582</text:p>
          </table:table-cell>
          <table:table-cell table:style-name="ce13" table:formula="of:=AVERAGE([.J2:.J11])" office:value-type="float" office:value="53.3338" calcext:value-type="float">
            <text:p>53,3338</text:p>
          </table:table-cell>
          <table:table-cell table:style-name="ce13" table:number-columns-repeated="16374"/>
        </table:table-row>
      </table:table>
      <table:table table:name="quake_2010" table:style-name="ta1">
        <table:table-column table:style-name="co5" table:default-cell-style-name="ce12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6380" table:default-cell-style-name="Default"/>
        <table:table-row table:style-name="ro2">
          <table:table-cell/>
          <table:table-cell table:style-name="ce12" office:value-type="string" calcext:value-type="string">
            <text:p>RBF</text:p>
          </table:table-cell>
          <table:table-cell table:style-name="ce12" office:value-type="string" calcext:value-type="string">
            <text:p>MLP(BFGS)</text:p>
          </table:table-cell>
          <table:table-cell table:style-name="ce12" office:value-type="string" calcext:value-type="string">
            <text:p>MLP(LBFGS)</text:p>
          </table:table-cell>
          <table:table-cell table:style-name="ce12" office:value-type="string" calcext:value-type="string">
            <text:p>NNC</text:p>
          </table:table-cell>
          <table:table-cell table:style-name="ce12" office:value-type="string" calcext:value-type="string">
            <text:p>FC2RBF</text:p>
          </table:table-cell>
          <table:table-cell table:style-name="ce12" office:value-type="string" calcext:value-type="string">
            <text:p>FC2MLP</text:p>
          </table:table-cell>
          <table:table-cell table:style-name="ce12" table:number-columns-repeated="16377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30.9" calcext:value-type="float">
            <text:p>230,9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198.87" calcext:value-type="float">
            <text:p>198,87</text:p>
          </table:table-cell>
          <table:table-cell office:value-type="float" office:value="201.71" calcext:value-type="float">
            <text:p>201,71</text:p>
          </table:table-cell>
          <table:table-cell office:value-type="float" office:value="206.92" calcext:value-type="float">
            <text:p>206,92</text:p>
          </table:table-cell>
          <table:table-cell office:value-type="float" office:value="203.64" calcext:value-type="float">
            <text:p>203,6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46" calcext:value-type="float">
            <text:p>265,46</text:p>
          </table:table-cell>
          <table:table-cell office:value-type="float" office:value="179.61" calcext:value-type="float">
            <text:p>179,61</text:p>
          </table:table-cell>
          <table:table-cell office:value-type="float" office:value="175.43" calcext:value-type="float">
            <text:p>175,43</text:p>
          </table:table-cell>
          <table:table-cell office:value-type="float" office:value="177.45" calcext:value-type="float">
            <text:p>177,45</text:p>
          </table:table-cell>
          <table:table-cell office:value-type="float" office:value="181.73" calcext:value-type="float">
            <text:p>181,73</text:p>
          </table:table-cell>
          <table:table-cell office:value-type="float" office:value="183.03" calcext:value-type="float">
            <text:p>183,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6.81" calcext:value-type="float">
            <text:p>246,81</text:p>
          </table:table-cell>
          <table:table-cell office:value-type="float" office:value="832.12" calcext:value-type="float">
            <text:p>832,12</text:p>
          </table:table-cell>
          <table:table-cell office:value-type="float" office:value="183.37" calcext:value-type="float">
            <text:p>183,37</text:p>
          </table:table-cell>
          <table:table-cell office:value-type="float" office:value="187.21" calcext:value-type="float">
            <text:p>187,21</text:p>
          </table:table-cell>
          <table:table-cell office:value-type="float" office:value="187.08" calcext:value-type="float">
            <text:p>187,08</text:p>
          </table:table-cell>
          <table:table-cell office:value-type="float" office:value="179.94" calcext:value-type="float">
            <text:p>179,9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5.108" calcext:value-type="float">
            <text:p>175,108</text:p>
          </table:table-cell>
          <table:table-cell office:value-type="float" office:value="663.49" calcext:value-type="float">
            <text:p>663,49</text:p>
          </table:table-cell>
          <table:table-cell office:value-type="float" office:value="161.016" calcext:value-type="float">
            <text:p>161,016</text:p>
          </table:table-cell>
          <table:table-cell office:value-type="float" office:value="166.73" calcext:value-type="float">
            <text:p>166,73</text:p>
          </table:table-cell>
          <table:table-cell office:value-type="float" office:value="200.72" calcext:value-type="float">
            <text:p>200,72</text:p>
          </table:table-cell>
          <table:table-cell office:value-type="float" office:value="196.24" calcext:value-type="float">
            <text:p>196,2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9.65" calcext:value-type="float">
            <text:p>229,65</text:p>
          </table:table-cell>
          <table:table-cell office:value-type="float" office:value="163.68" calcext:value-type="float">
            <text:p>163,68</text:p>
          </table:table-cell>
          <table:table-cell office:value-type="float" office:value="165.465" calcext:value-type="float">
            <text:p>165,465</text:p>
          </table:table-cell>
          <table:table-cell office:value-type="float" office:value="174.28" calcext:value-type="float">
            <text:p>174,28</text:p>
          </table:table-cell>
          <table:table-cell office:value-type="float" office:value="169.95" calcext:value-type="float">
            <text:p>169,95</text:p>
          </table:table-cell>
          <table:table-cell office:value-type="float" office:value="165.79" calcext:value-type="float">
            <text:p>165,7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5.88" calcext:value-type="float">
            <text:p>195,88</text:p>
          </table:table-cell>
          <table:table-cell office:value-type="float" office:value="1030.96" calcext:value-type="float">
            <text:p>1030,96</text:p>
          </table:table-cell>
          <table:table-cell office:value-type="string" calcext:value-type="string">
            <text:p>x</text:p>
          </table:table-cell>
          <table:table-cell office:value-type="float" office:value="191.82" calcext:value-type="float">
            <text:p>191,82</text:p>
          </table:table-cell>
          <table:table-cell office:value-type="float" office:value="189.73" calcext:value-type="float">
            <text:p>189,73</text:p>
          </table:table-cell>
          <table:table-cell office:value-type="float" office:value="187.75" calcext:value-type="float">
            <text:p>187,7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27" calcext:value-type="float">
            <text:p>218,27</text:p>
          </table:table-cell>
          <table:table-cell office:value-type="float" office:value="174.68" calcext:value-type="float">
            <text:p>174,68</text:p>
          </table:table-cell>
          <table:table-cell office:value-type="float" office:value="172.701" calcext:value-type="float">
            <text:p>172,701</text:p>
          </table:table-cell>
          <table:table-cell office:value-type="float" office:value="173.06" calcext:value-type="float">
            <text:p>173,06</text:p>
          </table:table-cell>
          <table:table-cell office:value-type="float" office:value="170.71" calcext:value-type="float">
            <text:p>170,71</text:p>
          </table:table-cell>
          <table:table-cell office:value-type="float" office:value="170.13" calcext:value-type="float">
            <text:p>170,1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22" calcext:value-type="float">
            <text:p>246,22</text:p>
          </table:table-cell>
          <table:table-cell office:value-type="float" office:value="915.01" calcext:value-type="float">
            <text:p>915,01</text:p>
          </table:table-cell>
          <table:table-cell office:value-type="float" office:value="193.59" calcext:value-type="float">
            <text:p>193,59</text:p>
          </table:table-cell>
          <table:table-cell office:value-type="float" office:value="176.055" calcext:value-type="float">
            <text:p>176,055</text:p>
          </table:table-cell>
          <table:table-cell office:value-type="float" office:value="171.4" calcext:value-type="float">
            <text:p>171,4</text:p>
          </table:table-cell>
          <table:table-cell office:value-type="float" office:value="171.89" calcext:value-type="float">
            <text:p>171,8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19" calcext:value-type="float">
            <text:p>189,19</text:p>
          </table:table-cell>
          <table:table-cell office:value-type="float" office:value="175.49" calcext:value-type="float">
            <text:p>175,49</text:p>
          </table:table-cell>
          <table:table-cell office:value-type="float" office:value="175.883" calcext:value-type="float">
            <text:p>175,883</text:p>
          </table:table-cell>
          <table:table-cell office:value-type="float" office:value="175.48" calcext:value-type="float">
            <text:p>175,48</text:p>
          </table:table-cell>
          <table:table-cell office:value-type="float" office:value="178.73" calcext:value-type="float">
            <text:p>178,73</text:p>
          </table:table-cell>
          <table:table-cell office:value-type="float" office:value="176.09" calcext:value-type="float">
            <text:p>176,0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5.91" calcext:value-type="float">
            <text:p>245,91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201.71" calcext:value-type="float">
            <text:p>201,71</text:p>
          </table:table-cell>
          <table:table-cell office:value-type="float" office:value="199.35" calcext:value-type="float">
            <text:p>199,35</text:p>
          </table:table-cell>
          <table:table-cell office:value-type="float" office:value="181.73" calcext:value-type="float">
            <text:p>181,73</text:p>
          </table:table-cell>
          <table:table-cell office:value-type="float" office:value="183.044" calcext:value-type="float">
            <text:p>183,04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2" table:formula="of:=AVERAGE([.B2:.B11])" office:value-type="float" office:value="224.3398" calcext:value-type="float">
            <text:p>224,3398</text:p>
          </table:table-cell>
          <table:table-cell table:style-name="ce12" table:formula="of:=AVERAGE([.C2:.C11])" office:value-type="float" office:value="751.2982" calcext:value-type="float">
            <text:p>751,2982</text:p>
          </table:table-cell>
          <table:table-cell table:style-name="ce12" table:formula="of:=AVERAGE([.D2:.D11])" office:value-type="float" office:value="180.892777777778" calcext:value-type="float">
            <text:p>180,892777777778</text:p>
          </table:table-cell>
          <table:table-cell table:style-name="ce12" table:formula="of:=AVERAGE([.E2:.E11])" office:value-type="float" office:value="182.3145" calcext:value-type="float">
            <text:p>182,3145</text:p>
          </table:table-cell>
          <table:table-cell table:style-name="ce12" table:formula="of:=AVERAGE([.F2:.F11])" office:value-type="float" office:value="183.87" calcext:value-type="float">
            <text:p>183,87</text:p>
          </table:table-cell>
          <table:table-cell table:style-name="ce12" table:formula="of:=AVERAGE([.G2:.G11])" office:value-type="float" office:value="181.7544" calcext:value-type="float">
            <text:p>181,7544</text:p>
          </table:table-cell>
          <table:table-cell table:number-columns-repeated="16377"/>
        </table:table-row>
        <table:table-row table:style-name="ro2">
          <table:table-cell/>
          <table:table-cell table:formula="of:=[.B12]/1017" office:value-type="float" office:value="0.220589773844641" calcext:value-type="float">
            <text:p>0,220589773844641</text:p>
          </table:table-cell>
          <table:table-cell table:formula="of:=[.C12]/1017" office:value-type="float" office:value="0.738739626352016" calcext:value-type="float">
            <text:p>0,738739626352016</text:p>
          </table:table-cell>
          <table:table-cell table:formula="of:=[.D12]/1017" office:value-type="float" office:value="0.177869004697913" calcext:value-type="float">
            <text:p>0,177869004697913</text:p>
          </table:table-cell>
          <table:table-cell table:formula="of:=[.E12]/1017" office:value-type="float" office:value="0.179266961651917" calcext:value-type="float">
            <text:p>0,179266961651917</text:p>
          </table:table-cell>
          <table:table-cell table:formula="of:=[.F12]/1017" office:value-type="float" office:value="0.180796460176991" calcext:value-type="float">
            <text:p>0,180796460176991</text:p>
          </table:table-cell>
          <table:table-cell table:formula="of:=[.G12]/1017" office:value-type="float" office:value="0.178716224188791" calcext:value-type="float">
            <text:p>0,178716224188791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2" office:value-type="string" calcext:value-type="string">
            <text:p>RBF</text:p>
          </table:table-cell>
          <table:table-cell table:style-name="ce12" office:value-type="string" calcext:value-type="string">
            <text:p>MLP(BFGS)</text:p>
          </table:table-cell>
          <table:table-cell table:style-name="ce12"/>
          <table:table-cell table:style-name="ce12" office:value-type="string" calcext:value-type="string">
            <text:p>NNC</text:p>
          </table:table-cell>
          <table:table-cell table:style-name="ce12" office:value-type="string" calcext:value-type="string">
            <text:p>FC2RBF</text:p>
          </table:table-cell>
          <table:table-cell table:style-name="ce12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1.07" calcext:value-type="float">
            <text:p>221,07</text:p>
          </table:table-cell>
          <table:table-cell office:value-type="float" office:value="213.56" calcext:value-type="float">
            <text:p>213,56</text:p>
          </table:table-cell>
          <table:table-cell/>
          <table:table-cell office:value-type="float" office:value="199.499" calcext:value-type="float">
            <text:p>199,499</text:p>
          </table:table-cell>
          <table:table-cell office:value-type="float" office:value="203.044" calcext:value-type="float">
            <text:p>203,044</text:p>
          </table:table-cell>
          <table:table-cell office:value-type="float" office:value="198.02" calcext:value-type="float">
            <text:p>198,0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4" calcext:value-type="float">
            <text:p>222,54</text:p>
          </table:table-cell>
          <table:table-cell office:value-type="float" office:value="353.92" calcext:value-type="float">
            <text:p>353,92</text:p>
          </table:table-cell>
          <table:table-cell/>
          <table:table-cell office:value-type="float" office:value="203.75" calcext:value-type="float">
            <text:p>203,75</text:p>
          </table:table-cell>
          <table:table-cell office:value-type="float" office:value="204.56" calcext:value-type="float">
            <text:p>204,56</text:p>
          </table:table-cell>
          <table:table-cell office:value-type="float" office:value="202.15" calcext:value-type="float">
            <text:p>202,1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7.96" calcext:value-type="float">
            <text:p>197,96</text:p>
          </table:table-cell>
          <table:table-cell office:value-type="float" office:value="1169.83" calcext:value-type="float">
            <text:p>1169,83</text:p>
          </table:table-cell>
          <table:table-cell/>
          <table:table-cell office:value-type="float" office:value="194.266" calcext:value-type="float">
            <text:p>194,266</text:p>
          </table:table-cell>
          <table:table-cell office:value-type="float" office:value="206.42" calcext:value-type="float">
            <text:p>206,42</text:p>
          </table:table-cell>
          <table:table-cell office:value-type="float" office:value="201.19" calcext:value-type="float">
            <text:p>201,1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91.05" calcext:value-type="float">
            <text:p>191,05</text:p>
          </table:table-cell>
          <table:table-cell office:value-type="float" office:value="180.78" calcext:value-type="float">
            <text:p>180,78</text:p>
          </table:table-cell>
          <table:table-cell/>
          <table:table-cell office:value-type="float" office:value="185.83" calcext:value-type="float">
            <text:p>185,83</text:p>
          </table:table-cell>
          <table:table-cell office:value-type="float" office:value="189.38" calcext:value-type="float">
            <text:p>189,38</text:p>
          </table:table-cell>
          <table:table-cell office:value-type="float" office:value="179.61" calcext:value-type="float">
            <text:p>179,6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31" calcext:value-type="float">
            <text:p>199,31</text:p>
          </table:table-cell>
          <table:table-cell office:value-type="float" office:value="736.62" calcext:value-type="float">
            <text:p>736,62</text:p>
          </table:table-cell>
          <table:table-cell/>
          <table:table-cell office:value-type="float" office:value="190.356" calcext:value-type="float">
            <text:p>190,356</text:p>
          </table:table-cell>
          <table:table-cell office:value-type="float" office:value="210.14" calcext:value-type="float">
            <text:p>210,14</text:p>
          </table:table-cell>
          <table:table-cell office:value-type="float" office:value="210.64" calcext:value-type="float">
            <text:p>210,6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7.8" calcext:value-type="float">
            <text:p>247,8</text:p>
          </table:table-cell>
          <table:table-cell office:value-type="float" office:value="234.07" calcext:value-type="float">
            <text:p>234,07</text:p>
          </table:table-cell>
          <table:table-cell/>
          <table:table-cell office:value-type="float" office:value="237.94" calcext:value-type="float">
            <text:p>237,94</text:p>
          </table:table-cell>
          <table:table-cell office:value-type="float" office:value="241.23" calcext:value-type="float">
            <text:p>241,23</text:p>
          </table:table-cell>
          <table:table-cell office:value-type="float" office:value="244.44" calcext:value-type="float">
            <text:p>244,4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39" calcext:value-type="float">
            <text:p>223,39</text:p>
          </table:table-cell>
          <table:table-cell office:value-type="float" office:value="224.07" calcext:value-type="float">
            <text:p>224,07</text:p>
          </table:table-cell>
          <table:table-cell/>
          <table:table-cell office:value-type="float" office:value="214.2" calcext:value-type="float">
            <text:p>214,2</text:p>
          </table:table-cell>
          <table:table-cell office:value-type="float" office:value="210.58" calcext:value-type="float">
            <text:p>210,58</text:p>
          </table:table-cell>
          <table:table-cell office:value-type="float" office:value="210.64" calcext:value-type="float">
            <text:p>210,6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4" calcext:value-type="float">
            <text:p>219,04</text:p>
          </table:table-cell>
          <table:table-cell office:value-type="float" office:value="214.76" calcext:value-type="float">
            <text:p>214,76</text:p>
          </table:table-cell>
          <table:table-cell/>
          <table:table-cell office:value-type="float" office:value="214.086" calcext:value-type="float">
            <text:p>214,086</text:p>
          </table:table-cell>
          <table:table-cell office:value-type="float" office:value="213.96" calcext:value-type="float">
            <text:p>213,96</text:p>
          </table:table-cell>
          <table:table-cell office:value-type="float" office:value="214.35" calcext:value-type="float">
            <text:p>214,3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6" calcext:value-type="float">
            <text:p>212,96</text:p>
          </table:table-cell>
          <table:table-cell office:value-type="float" office:value="206.98" calcext:value-type="float">
            <text:p>206,98</text:p>
          </table:table-cell>
          <table:table-cell/>
          <table:table-cell office:value-type="float" office:value="203.78" calcext:value-type="float">
            <text:p>203,78</text:p>
          </table:table-cell>
          <table:table-cell office:value-type="float" office:value="201.57" calcext:value-type="float">
            <text:p>201,57</text:p>
          </table:table-cell>
          <table:table-cell office:value-type="float" office:value="199.43" calcext:value-type="float">
            <text:p>199,4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96" calcext:value-type="float">
            <text:p>203,96</text:p>
          </table:table-cell>
          <table:table-cell office:value-type="float" office:value="2059.51" calcext:value-type="float">
            <text:p>2059,51</text:p>
          </table:table-cell>
          <table:table-cell/>
          <table:table-cell office:value-type="float" office:value="196.705" calcext:value-type="float">
            <text:p>196,705</text:p>
          </table:table-cell>
          <table:table-cell office:value-type="float" office:value="181.73" calcext:value-type="float">
            <text:p>181,73</text:p>
          </table:table-cell>
          <table:table-cell office:value-type="float" office:value="183.03" calcext:value-type="float">
            <text:p>183,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2" table:formula="of:=AVERAGE([.B16:.B25])" office:value-type="float" office:value="213.908" calcext:value-type="float">
            <text:p>213,908</text:p>
          </table:table-cell>
          <table:table-cell table:style-name="ce12" table:formula="of:=AVERAGE([.C16:.C25])" office:value-type="float" office:value="559.41" calcext:value-type="float">
            <text:p>559,41</text:p>
          </table:table-cell>
          <table:table-cell table:style-name="ce12"/>
          <table:table-cell table:style-name="ce12" table:formula="of:=AVERAGE([.E16:.E25])" office:value-type="float" office:value="204.0412" calcext:value-type="float">
            <text:p>204,0412</text:p>
          </table:table-cell>
          <table:table-cell table:style-name="ce12" table:formula="of:=AVERAGE([.F16:.F25])" office:value-type="float" office:value="206.2614" calcext:value-type="float">
            <text:p>206,2614</text:p>
          </table:table-cell>
          <table:table-cell table:style-name="ce12" table:formula="of:=AVERAGE([.G16:.G25])" office:value-type="float" office:value="204.35" calcext:value-type="float">
            <text:p>204,35</text:p>
          </table:table-cell>
          <table:table-cell table:number-columns-repeated="16377"/>
        </table:table-row>
        <table:table-row table:style-name="ro2">
          <table:table-cell/>
          <table:table-cell table:formula="of:=[.B26]/1146" office:value-type="float" office:value="0.186656195462478" calcext:value-type="float">
            <text:p>0,186656195462478</text:p>
          </table:table-cell>
          <table:table-cell table:formula="of:=[.C26]/1146" office:value-type="float" office:value="0.488141361256544" calcext:value-type="float">
            <text:p>0,488141361256544</text:p>
          </table:table-cell>
          <table:table-cell/>
          <table:table-cell table:formula="of:=[.E26]/1146" office:value-type="float" office:value="0.178046422338569" calcext:value-type="float">
            <text:p>0,178046422338569</text:p>
          </table:table-cell>
          <table:table-cell table:formula="of:=[.F26]/1146" office:value-type="float" office:value="0.179983769633508" calcext:value-type="float">
            <text:p>0,179983769633508</text:p>
          </table:table-cell>
          <table:table-cell table:formula="of:=[.G26]/1146" office:value-type="float" office:value="0.178315881326353" calcext:value-type="float">
            <text:p>0,178315881326353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2" office:value-type="string" calcext:value-type="string">
            <text:p>RBF</text:p>
          </table:table-cell>
          <table:table-cell table:style-name="ce12" office:value-type="string" calcext:value-type="string">
            <text:p>MLP(BFGS)</text:p>
          </table:table-cell>
          <table:table-cell table:style-name="ce12"/>
          <table:table-cell table:style-name="ce12" office:value-type="string" calcext:value-type="string">
            <text:p>NNC</text:p>
          </table:table-cell>
          <table:table-cell table:style-name="ce12" office:value-type="string" calcext:value-type="string">
            <text:p>FC2RBF</text:p>
          </table:table-cell>
          <table:table-cell table:style-name="ce12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312.5" calcext:value-type="float">
            <text:p>312,5</text:p>
          </table:table-cell>
          <table:table-cell/>
          <table:table-cell office:value-type="float" office:value="234.34" calcext:value-type="float">
            <text:p>234,34</text:p>
          </table:table-cell>
          <table:table-cell office:value-type="float" office:value="535.26" calcext:value-type="float">
            <text:p>535,26</text:p>
          </table:table-cell>
          <table:table-cell office:value-type="float" office:value="233.32" calcext:value-type="float">
            <text:p>233,3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2634.03" calcext:value-type="float">
            <text:p>2634,03</text:p>
          </table:table-cell>
          <table:table-cell/>
          <table:table-cell office:value-type="float" office:value="248.088" calcext:value-type="float">
            <text:p>248,088</text:p>
          </table:table-cell>
          <table:table-cell office:value-type="float" office:value="263.61" calcext:value-type="float">
            <text:p>263,61</text:p>
          </table:table-cell>
          <table:table-cell office:value-type="float" office:value="244.103" calcext:value-type="float">
            <text:p>244,1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1550.081" calcext:value-type="float">
            <text:p>1550,081</text:p>
          </table:table-cell>
          <table:table-cell/>
          <table:table-cell office:value-type="float" office:value="245.51" calcext:value-type="float">
            <text:p>245,51</text:p>
          </table:table-cell>
          <table:table-cell office:value-type="float" office:value="276.33" calcext:value-type="float">
            <text:p>276,33</text:p>
          </table:table-cell>
          <table:table-cell office:value-type="float" office:value="243.98" calcext:value-type="float">
            <text:p>243,9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329.45" calcext:value-type="float">
            <text:p>329,45</text:p>
          </table:table-cell>
          <table:table-cell/>
          <table:table-cell office:value-type="float" office:value="229.39" calcext:value-type="float">
            <text:p>229,39</text:p>
          </table:table-cell>
          <table:table-cell office:value-type="float" office:value="222.67" calcext:value-type="float">
            <text:p>222,67</text:p>
          </table:table-cell>
          <table:table-cell office:value-type="float" office:value="219.84" calcext:value-type="float">
            <text:p>219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311.739" calcext:value-type="float">
            <text:p>311,739</text:p>
          </table:table-cell>
          <table:table-cell/>
          <table:table-cell office:value-type="float" office:value="263.28" calcext:value-type="float">
            <text:p>263,28</text:p>
          </table:table-cell>
          <table:table-cell office:value-type="float" office:value="258.14" calcext:value-type="float">
            <text:p>258,14</text:p>
          </table:table-cell>
          <table:table-cell office:value-type="float" office:value="257.23" calcext:value-type="float">
            <text:p>257,2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466.611" calcext:value-type="float">
            <text:p>466,611</text:p>
          </table:table-cell>
          <table:table-cell/>
          <table:table-cell office:value-type="float" office:value="217.515" calcext:value-type="float">
            <text:p>217,515</text:p>
          </table:table-cell>
          <table:table-cell office:value-type="float" office:value="471.894" calcext:value-type="float">
            <text:p>471,894</text:p>
          </table:table-cell>
          <table:table-cell office:value-type="float" office:value="227.74" calcext:value-type="float">
            <text:p>227,7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463.501" calcext:value-type="float">
            <text:p>463,501</text:p>
          </table:table-cell>
          <table:table-cell/>
          <table:table-cell office:value-type="float" office:value="210.88" calcext:value-type="float">
            <text:p>210,88</text:p>
          </table:table-cell>
          <table:table-cell office:value-type="float" office:value="239.28" calcext:value-type="float">
            <text:p>239,28</text:p>
          </table:table-cell>
          <table:table-cell office:value-type="float" office:value="210.94" calcext:value-type="float">
            <text:p>210,9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1311.58" calcext:value-type="float">
            <text:p>1311,58</text:p>
          </table:table-cell>
          <table:table-cell/>
          <table:table-cell office:value-type="float" office:value="233.39" calcext:value-type="float">
            <text:p>233,39</text:p>
          </table:table-cell>
          <table:table-cell office:value-type="float" office:value="251.33" calcext:value-type="float">
            <text:p>251,33</text:p>
          </table:table-cell>
          <table:table-cell office:value-type="float" office:value="235.19" calcext:value-type="float">
            <text:p>235,1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226.77" calcext:value-type="float">
            <text:p>226,77</text:p>
          </table:table-cell>
          <table:table-cell/>
          <table:table-cell office:value-type="float" office:value="213.52" calcext:value-type="float">
            <text:p>213,52</text:p>
          </table:table-cell>
          <table:table-cell office:value-type="float" office:value="209.79" calcext:value-type="float">
            <text:p>209,79</text:p>
          </table:table-cell>
          <table:table-cell office:value-type="float" office:value="208.64" calcext:value-type="float">
            <text:p>208,6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224.204" calcext:value-type="float">
            <text:p>224,204</text:p>
          </table:table-cell>
          <table:table-cell/>
          <table:table-cell office:value-type="float" office:value="226.33" calcext:value-type="float">
            <text:p>226,33</text:p>
          </table:table-cell>
          <table:table-cell office:value-type="float" office:value="263.73" calcext:value-type="float">
            <text:p>263,73</text:p>
          </table:table-cell>
          <table:table-cell office:value-type="float" office:value="229.94" calcext:value-type="float">
            <text:p>229,9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2" table:formula="of:=AVERAGE([.B30:.B39])" office:value-type="float" office:value="241.733" calcext:value-type="float">
            <text:p>241,733</text:p>
          </table:table-cell>
          <table:table-cell table:style-name="ce12" table:formula="of:=AVERAGE([.C30:.C39])" office:value-type="float" office:value="783.0466" calcext:value-type="float">
            <text:p>783,0466</text:p>
          </table:table-cell>
          <table:table-cell table:style-name="ce12"/>
          <table:table-cell table:style-name="ce12" table:formula="of:=AVERAGE([.E30:.E39])" office:value-type="float" office:value="232.2243" calcext:value-type="float">
            <text:p>232,2243</text:p>
          </table:table-cell>
          <table:table-cell table:style-name="ce12" table:formula="of:=AVERAGE([.F30:.F39])" office:value-type="float" office:value="299.2034" calcext:value-type="float">
            <text:p>299,2034</text:p>
          </table:table-cell>
          <table:table-cell table:style-name="ce12" table:formula="of:=AVERAGE([.G30:.G39])" office:value-type="float" office:value="231.0923" calcext:value-type="float">
            <text:p>231,0923</text:p>
          </table:table-cell>
          <table:table-cell table:number-columns-repeated="16377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598202139037433" calcext:value-type="float">
            <text:p>0,598202139037433</text:p>
          </table:table-cell>
          <table:table-cell/>
          <table:table-cell table:formula="of:=[.E40]/1309" office:value-type="float" office:value="0.177405882352941" calcext:value-type="float">
            <text:p>0,177405882352941</text:p>
          </table:table-cell>
          <table:table-cell table:formula="of:=[.F40]/1309" office:value-type="float" office:value="0.228574025974026" calcext:value-type="float">
            <text:p>0,228574025974026</text:p>
          </table:table-cell>
          <table:table-cell table:formula="of:=[.G40]/1309" office:value-type="float" office:value="0.176541100076394" calcext:value-type="float">
            <text:p>0,176541100076394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2" office:value-type="string" calcext:value-type="string">
            <text:p>RBF</text:p>
          </table:table-cell>
          <table:table-cell table:style-name="ce12" office:value-type="string" calcext:value-type="string">
            <text:p>MLP(BFGS)</text:p>
          </table:table-cell>
          <table:table-cell table:style-name="ce12"/>
          <table:table-cell table:style-name="ce12" office:value-type="string" calcext:value-type="string">
            <text:p>NNC</text:p>
          </table:table-cell>
          <table:table-cell table:style-name="ce12" office:value-type="string" calcext:value-type="string">
            <text:p>FC2RBF</text:p>
          </table:table-cell>
          <table:table-cell table:style-name="ce12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284.33" calcext:value-type="float">
            <text:p>284,33</text:p>
          </table:table-cell>
          <table:table-cell/>
          <table:table-cell office:value-type="float" office:value="282.902" calcext:value-type="float">
            <text:p>282,902</text:p>
          </table:table-cell>
          <table:table-cell office:value-type="float" office:value="285.75" calcext:value-type="float">
            <text:p>285,75</text:p>
          </table:table-cell>
          <table:table-cell office:value-type="float" office:value="285.11" calcext:value-type="float">
            <text:p>285,1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295.68" calcext:value-type="float">
            <text:p>295,68</text:p>
          </table:table-cell>
          <table:table-cell/>
          <table:table-cell office:value-type="float" office:value="297.74" calcext:value-type="float">
            <text:p>297,74</text:p>
          </table:table-cell>
          <table:table-cell office:value-type="float" office:value="353.75" calcext:value-type="float">
            <text:p>353,75</text:p>
          </table:table-cell>
          <table:table-cell office:value-type="float" office:value="299.35" calcext:value-type="float">
            <text:p>299,3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762.742" calcext:value-type="float">
            <text:p>762,742</text:p>
          </table:table-cell>
          <table:table-cell/>
          <table:table-cell office:value-type="float" office:value="251.8" calcext:value-type="float">
            <text:p>251,8</text:p>
          </table:table-cell>
          <table:table-cell office:value-type="float" office:value="318.48" calcext:value-type="float">
            <text:p>318,48</text:p>
          </table:table-cell>
          <table:table-cell office:value-type="float" office:value="250.34" calcext:value-type="float">
            <text:p>250,3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829.826" calcext:value-type="float">
            <text:p>829,826</text:p>
          </table:table-cell>
          <table:table-cell/>
          <table:table-cell office:value-type="float" office:value="322.07" calcext:value-type="float">
            <text:p>322,07</text:p>
          </table:table-cell>
          <table:table-cell office:value-type="float" office:value="348.3" calcext:value-type="float">
            <text:p>348,3</text:p>
          </table:table-cell>
          <table:table-cell office:value-type="float" office:value="328.85" calcext:value-type="float">
            <text:p>328,8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341.56" calcext:value-type="float">
            <text:p>341,56</text:p>
          </table:table-cell>
          <table:table-cell/>
          <table:table-cell office:value-type="float" office:value="313.024" calcext:value-type="float">
            <text:p>313,024</text:p>
          </table:table-cell>
          <table:table-cell office:value-type="float" office:value="308.27" calcext:value-type="float">
            <text:p>308,27</text:p>
          </table:table-cell>
          <table:table-cell office:value-type="float" office:value="306.35" calcext:value-type="float">
            <text:p>306,3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272.46" calcext:value-type="float">
            <text:p>272,46</text:p>
          </table:table-cell>
          <table:table-cell/>
          <table:table-cell office:value-type="float" office:value="273.542" calcext:value-type="float">
            <text:p>273,542</text:p>
          </table:table-cell>
          <table:table-cell office:value-type="float" office:value="278.73" calcext:value-type="float">
            <text:p>278,73</text:p>
          </table:table-cell>
          <table:table-cell office:value-type="float" office:value="279.65" calcext:value-type="float">
            <text:p>279,6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2574.43" calcext:value-type="float">
            <text:p>2574,43</text:p>
          </table:table-cell>
          <table:table-cell/>
          <table:table-cell office:value-type="float" office:value="288.678" calcext:value-type="float">
            <text:p>288,678</text:p>
          </table:table-cell>
          <table:table-cell office:value-type="float" office:value="340.38" calcext:value-type="float">
            <text:p>340,38</text:p>
          </table:table-cell>
          <table:table-cell office:value-type="float" office:value="293.26" calcext:value-type="float">
            <text:p>293,2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278.15" calcext:value-type="float">
            <text:p>278,15</text:p>
          </table:table-cell>
          <table:table-cell/>
          <table:table-cell office:value-type="float" office:value="282.809" calcext:value-type="float">
            <text:p>282,809</text:p>
          </table:table-cell>
          <table:table-cell office:value-type="float" office:value="285.22" calcext:value-type="float">
            <text:p>285,22</text:p>
          </table:table-cell>
          <table:table-cell office:value-type="float" office:value="277.97" calcext:value-type="float">
            <text:p>277,9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585.15" calcext:value-type="float">
            <text:p>585,15</text:p>
          </table:table-cell>
          <table:table-cell/>
          <table:table-cell office:value-type="float" office:value="293.736" calcext:value-type="float">
            <text:p>293,736</text:p>
          </table:table-cell>
          <table:table-cell office:value-type="float" office:value="291.04" calcext:value-type="float">
            <text:p>291,04</text:p>
          </table:table-cell>
          <table:table-cell office:value-type="float" office:value="286.57" calcext:value-type="float">
            <text:p>286,5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287.217" calcext:value-type="float">
            <text:p>287,217</text:p>
          </table:table-cell>
          <table:table-cell/>
          <table:table-cell office:value-type="float" office:value="283.775" calcext:value-type="float">
            <text:p>283,775</text:p>
          </table:table-cell>
          <table:table-cell office:value-type="float" office:value="274.25" calcext:value-type="float">
            <text:p>274,25</text:p>
          </table:table-cell>
          <table:table-cell office:value-type="float" office:value="272.12" calcext:value-type="float">
            <text:p>272,1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608)</text:p>
          </table:table-cell>
          <table:table-cell table:style-name="ce12" table:formula="of:=AVERAGE([.B44:.B53])" office:value-type="float" office:value="306.9523" calcext:value-type="float">
            <text:p>306,9523</text:p>
          </table:table-cell>
          <table:table-cell table:style-name="ce12" table:formula="of:=AVERAGE([.C44:.C53])" office:value-type="float" office:value="651.1545" calcext:value-type="float">
            <text:p>651,1545</text:p>
          </table:table-cell>
          <table:table-cell table:style-name="ce12"/>
          <table:table-cell table:style-name="ce12" table:formula="of:=AVERAGE([.E44:.E53])" office:value-type="float" office:value="289.0076" calcext:value-type="float">
            <text:p>289,0076</text:p>
          </table:table-cell>
          <table:table-cell table:style-name="ce12" table:formula="of:=AVERAGE([.F44:.F53])" office:value-type="float" office:value="308.417" calcext:value-type="float">
            <text:p>308,417</text:p>
          </table:table-cell>
          <table:table-cell table:style-name="ce12" table:formula="of:=AVERAGE([.G44:.G53])" office:value-type="float" office:value="287.957" calcext:value-type="float">
            <text:p>287,957</text:p>
          </table:table-cell>
          <table:table-cell table:number-columns-repeated="16377"/>
        </table:table-row>
        <table:table-row table:style-name="ro2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404946828358209" calcext:value-type="float">
            <text:p>0,404946828358209</text:p>
          </table:table-cell>
          <table:table-cell/>
          <table:table-cell table:formula="of:=[.E54]/1608" office:value-type="float" office:value="0.179731094527363" calcext:value-type="float">
            <text:p>0,179731094527363</text:p>
          </table:table-cell>
          <table:table-cell table:formula="of:=[.F54]/1608" office:value-type="float" office:value="0.191801616915423" calcext:value-type="float">
            <text:p>0,191801616915423</text:p>
          </table:table-cell>
          <table:table-cell table:formula="of:=[.G54]/1608" office:value-type="float" office:value="0.179077736318408" calcext:value-type="float">
            <text:p>0,179077736318408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2" office:value-type="string" calcext:value-type="string">
            <text:p>RBF</text:p>
          </table:table-cell>
          <table:table-cell table:style-name="ce12" office:value-type="string" calcext:value-type="string">
            <text:p>MLP(BFGS)</text:p>
          </table:table-cell>
          <table:table-cell table:style-name="ce12"/>
          <table:table-cell table:style-name="ce12" office:value-type="string" calcext:value-type="string">
            <text:p>NNC</text:p>
          </table:table-cell>
          <table:table-cell table:style-name="ce12" office:value-type="string" calcext:value-type="string">
            <text:p>FC2RBF</text:p>
          </table:table-cell>
          <table:table-cell table:style-name="ce12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1331.26" calcext:value-type="float">
            <text:p>1331,26</text:p>
          </table:table-cell>
          <table:table-cell/>
          <table:table-cell office:value-type="float" office:value="307.54" calcext:value-type="float">
            <text:p>307,54</text:p>
          </table:table-cell>
          <table:table-cell office:value-type="float" office:value="326.98" calcext:value-type="float">
            <text:p>326,98</text:p>
          </table:table-cell>
          <table:table-cell office:value-type="float" office:value="293.78" calcext:value-type="float">
            <text:p>293,7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903.54" calcext:value-type="float">
            <text:p>903,54</text:p>
          </table:table-cell>
          <table:table-cell/>
          <table:table-cell office:value-type="float" office:value="315.11" calcext:value-type="float">
            <text:p>315,11</text:p>
          </table:table-cell>
          <table:table-cell office:value-type="float" office:value="311.57" calcext:value-type="float">
            <text:p>311,57</text:p>
          </table:table-cell>
          <table:table-cell office:value-type="float" office:value="302.15" calcext:value-type="float">
            <text:p>302,1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353.62" calcext:value-type="float">
            <text:p>353,62</text:p>
          </table:table-cell>
          <table:table-cell/>
          <table:table-cell office:value-type="float" office:value="303.67" calcext:value-type="float">
            <text:p>303,67</text:p>
          </table:table-cell>
          <table:table-cell office:value-type="float" office:value="313.89" calcext:value-type="float">
            <text:p>313,89</text:p>
          </table:table-cell>
          <table:table-cell office:value-type="float" office:value="299.39" calcext:value-type="float">
            <text:p>299,3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float" office:value="373.88" calcext:value-type="float">
            <text:p>373,88</text:p>
          </table:table-cell>
          <table:table-cell/>
          <table:table-cell office:value-type="float" office:value="280.082" calcext:value-type="float">
            <text:p>280,082</text:p>
          </table:table-cell>
          <table:table-cell office:value-type="float" office:value="279.93" calcext:value-type="float">
            <text:p>279,93</text:p>
          </table:table-cell>
          <table:table-cell office:value-type="float" office:value="281.4" calcext:value-type="float">
            <text:p>281,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float" office:value="957.043" calcext:value-type="float">
            <text:p>957,043</text:p>
          </table:table-cell>
          <table:table-cell/>
          <table:table-cell office:value-type="float" office:value="317.064" calcext:value-type="float">
            <text:p>317,064</text:p>
          </table:table-cell>
          <table:table-cell office:value-type="float" office:value="319.32" calcext:value-type="float">
            <text:p>319,32</text:p>
          </table:table-cell>
          <table:table-cell office:value-type="float" office:value="311.71" calcext:value-type="float">
            <text:p>311,7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float" office:value="289.02" calcext:value-type="float">
            <text:p>289,02</text:p>
          </table:table-cell>
          <table:table-cell/>
          <table:table-cell office:value-type="float" office:value="288.063" calcext:value-type="float">
            <text:p>288,06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float" office:value="430.93" calcext:value-type="float">
            <text:p>430,93</text:p>
          </table:table-cell>
          <table:table-cell/>
          <table:table-cell office:value-type="float" office:value="279.103" calcext:value-type="float">
            <text:p>279,10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float" office:value="1124.67" calcext:value-type="float">
            <text:p>1124,67</text:p>
          </table:table-cell>
          <table:table-cell/>
          <table:table-cell office:value-type="float" office:value="269.593" calcext:value-type="float">
            <text:p>269,59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float" office:value="319.22" calcext:value-type="float">
            <text:p>319,22</text:p>
          </table:table-cell>
          <table:table-cell/>
          <table:table-cell office:value-type="float" office:value="304.293" calcext:value-type="float">
            <text:p>304,29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float" office:value="2242.43" calcext:value-type="float">
            <text:p>2242,43</text:p>
          </table:table-cell>
          <table:table-cell/>
          <table:table-cell office:value-type="float" office:value="272.177" calcext:value-type="float">
            <text:p>272,17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629)</text:p>
          </table:table-cell>
          <table:table-cell table:style-name="ce12" table:formula="of:=AVERAGE([.B58:.B67])" office:value-type="float" office:value="576.5148" calcext:value-type="float">
            <text:p>576,5148</text:p>
          </table:table-cell>
          <table:table-cell table:style-name="ce12" table:formula="of:=AVERAGE([.C58:.C67])" office:value-type="float" office:value="832.5613" calcext:value-type="float">
            <text:p>832,5613</text:p>
          </table:table-cell>
          <table:table-cell table:style-name="ce12"/>
          <table:table-cell table:style-name="ce12" table:formula="of:=AVERAGE([.E58:.E67])" office:value-type="float" office:value="293.6695" calcext:value-type="float">
            <text:p>293,6695</text:p>
          </table:table-cell>
          <table:table-cell table:style-name="ce12" table:formula="of:=AVERAGE([.F58:.F67])" office:value-type="float" office:value="310.338" calcext:value-type="float">
            <text:p>310,338</text:p>
          </table:table-cell>
          <table:table-cell table:style-name="ce12" table:formula="of:=AVERAGE([.G58:.G67])" office:value-type="float" office:value="297.686" calcext:value-type="float">
            <text:p>297,686</text:p>
          </table:table-cell>
          <table:table-cell table:number-columns-repeated="16377"/>
        </table:table-row>
        <table:table-row table:style-name="ro2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511087354205034" calcext:value-type="float">
            <text:p>0,511087354205034</text:p>
          </table:table-cell>
          <table:table-cell/>
          <table:table-cell table:formula="of:=[.E68]/1629" office:value-type="float" office:value="0.180275936157152" calcext:value-type="float">
            <text:p>0,180275936157152</text:p>
          </table:table-cell>
          <table:table-cell table:formula="of:=[.F68]/1629" office:value-type="float" office:value="0.190508287292818" calcext:value-type="float">
            <text:p>0,190508287292818</text:p>
          </table:table-cell>
          <table:table-cell table:formula="of:=[.G68]/1629" office:value-type="float" office:value="0.182741559238797" calcext:value-type="float">
            <text:p>0,182741559238797</text:p>
          </table:table-cell>
          <table:table-cell table:number-columns-repeated="16377"/>
        </table:table-row>
        <table:table-row table:style-name="ro2" table:number-rows-repeated="104850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 style:data-style-name="N2" text:time-value="12:45:31.710478454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6T10:22:01.143039943</meta:creation-date>
    <dc:date>2025-05-10T17:47:04.600864754</dc:date>
    <meta:editing-duration>PT22H37M3S</meta:editing-duration>
    <meta:editing-cycles>185</meta:editing-cycles>
    <meta:generator>LibreOffice/25.2.2.2$Linux_X86_64 LibreOffice_project/520$Build-2</meta:generator>
    <meta:document-statistic meta:table-count="3" meta:cell-count="93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08cm" svg:y="3.476cm" style:legend-expansion="high" chart:style-name="ch2"/>
        <chart:plot-area chart:style-name="ch3" svg:x="0.32cm" svg:y="0.18cm" svg:width="13.268cm" svg:height="8.64cm">
          <chart:coordinate-region svg:x="1.051cm" svg:y="0.375cm" svg:width="12.248cm" svg:height="7.809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